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984cm" fo:margin-left="0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7.491cm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5.599cm"/>
    </style:style>
    <style:style style:name="Tabelle2" style:family="table">
      <style:table-properties style:width="7.093cm" fo:margin-left="0cm" table:align="left"/>
    </style:style>
    <style:style style:name="Tabelle2.A" style:family="table-column">
      <style:table-column-properties style:column-width="7.093cm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7.093cm" fo:margin-left="0cm" table:align="left"/>
    </style:style>
    <style:style style:name="Tabelle2.A" style:family="table-column">
      <style:table-column-properties style:column-width="7.093cm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tyle="italic" officeooo:rsid="000c81dd" officeooo:paragraph-rsid="000c81dd" style:font-style-asian="italic" style:font-style-complex="italic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  <style:text-properties style:font-name="Consolas" fo:font-size="12pt" style:font-size-asian="12pt" style:font-name-complex="Consolas" style:font-size-complex="12pt"/>
    </style:style>
    <style:style style:name="P6" style:family="paragraph" style:parent-style-name="Heading_20_1" style:master-page-name="MP0">
      <style:paragraph-properties fo:margin-top="0cm" fo:margin-bottom="0cm" style:contextual-spacing="false" style:page-number="auto" fo:break-before="pag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15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  <style:text-properties style:font-name="Consolas" fo:font-size="12pt" style:font-size-asian="12pt" style:font-name-complex="Consolas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-complex="Calibri"/>
    </style:style>
    <style:style style:name="T3" style:family="text">
      <style:text-properties style:font-name="Consolas" fo:font-size="12pt" fo:font-weight="bold" style:font-size-asian="12pt" style:font-weight-asian="bold" style:font-name-complex="Consolas" style:font-size-complex="12pt"/>
    </style:style>
    <style:style style:name="T4" style:family="text">
      <style:text-properties style:font-name="Consolas" fo:font-size="12pt" fo:font-weight="bold" style:font-size-asian="12pt" style:font-weight-asian="bold" style:font-name-complex="Consolas" style:font-size-complex="12pt" style:font-weight-complex="bold"/>
    </style:style>
    <style:style style:name="T5" style:family="text">
      <style:text-properties style:font-name="Consolas" fo:font-size="12pt" style:font-size-asian="12pt" style:font-name-complex="Consolas" style:font-size-complex="12pt"/>
    </style:style>
    <style:style style:name="T6" style:family="text">
      <style:text-properties style:font-name="Consolas" fo:font-size="12pt" style:font-size-asian="12pt" style:font-name-complex="Consolas" style:font-size-complex="12pt" style:font-weight-complex="bold"/>
    </style:style>
    <style:style style:name="T7" style:family="text">
      <style:text-properties style:font-name="Consolas" fo:font-size="12pt" fo:font-style="italic" style:font-size-asian="12pt" style:font-style-asian="italic" style:font-name-complex="Consolas" style:font-size-complex="12pt" style:font-style-complex="italic" style:font-weight-complex="bold"/>
    </style:style>
    <style:style style:name="T8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Klassendiagramm und Relationales Datenmodell</text:h>
      <text:p text:style-name="Standard">Die Programmierung setzt auf folgende Datenstrukturen auf:</text:p>
      <table:table table:name="Tabelle1" table:style-name="Tabelle1">
        <table:table-column table:style-name="Tabelle1.A"/>
        <table:table-column table:style-name="Tabelle1.B"/>
        <table:table-row table:style-name="TableLine1746397493920">
          <table:table-cell table:style-name="Tabelle1.A1" office:value-type="string">
            <text:p text:style-name="P2">Relationales Datenmodell der Datenbank:</text:p>
          </table:table-cell>
          <table:table-cell table:style-name="Tabelle1.A1" office:value-type="string">
            <text:p text:style-name="P2">Klassendiagramm Schueler</text:p>
          </table:table-cell>
        </table:table-row>
        <table:table-row table:style-name="Tabelle1.2">
          <table:table-cell table:style-name="Tabelle1.A1" office:value-type="string">
            <text:p text:style-name="P3"/>
            <text:p text:style-name="P3">schueler ( <text:span text:style-name="Absatz-Standardschriftart"><text:span text:style-name="T1">id</text:span></text:span>, name, vorname, <text:span text:style-name="Absatz-Standardschriftart"><text:span text:style-name="T2">↑</text:span></text:span>klasse_id )</text:p>
            <text:p text:style-name="P3">klasse ( <text:span text:style-name="Absatz-Standardschriftart"><text:span text:style-name="T1">id</text:span></text:span>, name, <text:span text:style-name="Absatz-Standardschriftart"><text:span text:style-name="T2">↑klassenlehrer_id )</text:span></text:span></text:p>
            <text:p text:style-name="P3">unterricht ( <text:span text:style-name="Absatz-Standardschriftart"><text:span text:style-name="T1">id</text:span></text:span>, <text:span text:style-name="Absatz-Standardschriftart"><text:span text:style-name="T2">↑klasse_id, ↑lehrer_id, ↑raum_id, <text:line-break/> <text:s text:c="20"/>fach, stunden )</text:span></text:span></text:p>
            <text:p text:style-name="P3">lehrer ( <text:span text:style-name="Absatz-Standardschriftart"><text:span text:style-name="T1">id</text:span></text:span>, name, vorname )</text:p>
            <text:p text:style-name="P3">raum ( <text:span text:style-name="Absatz-Standardschriftart"><text:span text:style-name="T1">id</text:span></text:span>, nummer, etage, plaetze )</text:p>
            <text:p text:style-name="P3"/>
            <text:p text:style-name="P3"/>
          </table:table-cell>
          <table:table-cell table:style-name="Tabelle1.A1" office:value-type="string">
            <text:p text:style-name="P3"/>
            <table:table table:name="Tabelle2" table:style-name="Tabelle2">
              <table:table-column table:style-name="Tabelle2.A"/>
              <table:table-row table:style-name="TableLine1746397234976">
                <table:table-cell table:style-name="Tabelle2.A1" office:value-type="string">
                  <text:p text:style-name="P3">Schueler</text:p>
                </table:table-cell>
              </table:table-row>
              <table:table-row table:style-name="TableLine1746397230896">
                <table:table-cell table:style-name="Tabelle2.A1" office:value-type="string">
                  <text:p text:style-name="P3">- name: String</text:p>
                  <text:p text:style-name="P3">- vorname: String</text:p>
                  <text:p text:style-name="P3">- klasse: String</text:p>
                </table:table-cell>
              </table:table-row>
              <table:table-row table:style-name="TableLine1746397244224">
                <table:table-cell table:style-name="Tabelle2.A1" office:value-type="string">
                  <text:p text:style-name="P3">+ Schueler( pName: String, <text:line-break/> <text:s text:c="14"/>pVorname: String, pKlasse: String)</text:p>
                  <text:p text:style-name="P3">+ getName(): String</text:p>
                  <text:p text:style-name="P3">+ getVorname(): String</text:p>
                  <text:p text:style-name="P3">+ getKlasse(): String</text:p>
                  <text:p text:style-name="P3">+ toString(): String</text:p>
                </table:table-cell>
              </table:table-row>
            </table:table>
            <text:p text:style-name="P3"/>
          </table:table-cell>
        </table:table-row>
      </table:table>
      <text:p text:style-name="P4"><text:span text:style-name="Absatz-Standardschriftart"><text:span text:style-name="T3"><text:line-break/><text:tab/></text:span></text:span><text:span text:style-name="Absatz-Standardschriftart"><text:span text:style-name="T4">public</text:span></text:span><text:span text:style-name="Absatz-Standardschriftart"><text:span text:style-name="T3"> </text:span></text:span><text:span text:style-name="Absatz-Standardschriftart"><text:span text:style-name="T4">int</text:span></text:span><text:span text:style-name="Absatz-Standardschriftart"><text:span text:style-name="T3"> anzahlDerStundenVon(String pFach) {</text:span></text:span></text:p>
      <text:p text:style-name="P9"><text:tab/><text:tab/>String sqlStatement = <text:line-break/><text:tab/><text:tab/><text:tab/><text:tab/>_________________________________________<text:line-break/><text:tab/><text:tab/><text:tab/><text:tab/>_________________________________________</text:p>
      <text:p text:style-name="P9"><text:tab/><text:tab/><text:tab/><text:tab/>_________________________________________ </text:p>
      <text:p text:style-name="P4"><text:span text:style-name="Absatz-Standardschriftart"><text:span text:style-name="T5"><text:tab/><text:tab/>System.</text:span></text:span><text:span text:style-name="Absatz-Standardschriftart"><text:span text:style-name="T7">out</text:span></text:span><text:span text:style-name="Absatz-Standardschriftart"><text:span text:style-name="T5">.println(sqlStatement);</text:span></text:span></text:p>
      <text:p text:style-name="P5"><text:tab/><text:tab/>connector.executeStatement(sqlStatement);</text:p>
      <text:p text:style-name="P5"><text:tab/><text:tab/>QueryResult queryResult = connector.getCurrentQueryResult();</text:p>
      <text:p text:style-name="P10"><text:span text:style-name="T5"><text:tab/><text:tab/>String[][] data = queryResult.getData();<text:line-break/><text:tab/><text:tab/>String summeString = ________________________________;<text:line-break/></text:span><text:span text:style-name="Absatz-Standardschriftart"><text:span text:style-name="T5"><text:tab/><text:tab/></text:span></text:span><text:span text:style-name="Absatz-Standardschriftart"><text:span text:style-name="T6">int</text:span></text:span><text:span text:style-name="Absatz-Standardschriftart"><text:span text:style-name="T5"> summe = _____________________________________;</text:span></text:span></text:p>
      <text:p text:style-name="P4"><text:span text:style-name="Absatz-Standardschriftart"><text:span text:style-name="T5"><text:tab/><text:tab/></text:span></text:span><text:span text:style-name="Absatz-Standardschriftart"><text:span text:style-name="T6">return</text:span></text:span><text:span text:style-name="Absatz-Standardschriftart"><text:span text:style-name="T5"> summe;</text:span></text:span></text:p>
      <text:p text:style-name="P5"><text:tab/>}</text:p>
      <text:p text:style-name="P5"><text:tab/></text:p>
      <text:p text:style-name="P4"><text:span text:style-name="T3"><text:tab/></text:span><text:span text:style-name="Absatz-Standardschriftart"><text:span text:style-name="T4">public</text:span></text:span><text:span text:style-name="Absatz-Standardschriftart"><text:span text:style-name="T3"> List&lt;Schueler&gt; schuelerDerKlasse(String pKlasse){</text:span></text:span></text:p>
      <text:p text:style-name="P4"><text:span text:style-name="Absatz-Standardschriftart"><text:span text:style-name="T5"><text:tab/><text:tab/>List&lt;Schueler&gt; ergebnis = </text:span></text:span><text:span text:style-name="Absatz-Standardschriftart"><text:span text:style-name="T6">new</text:span></text:span><text:span text:style-name="Absatz-Standardschriftart"><text:span text:style-name="T5"> ListWithViewer&lt;Schueler&gt;();</text:span></text:span></text:p>
      <text:p text:style-name="P5"><text:tab/><text:tab/>String sqlStatement = </text:p>
      <text:p text:style-name="P9"><text:tab/><text:tab/><text:tab/><text:tab/>_________________________________________<text:line-break/><text:tab/><text:tab/><text:tab/><text:tab/>_________________________________________<text:line-break/><text:tab/><text:tab/><text:tab/><text:tab/>_________________________________________<text:line-break/><text:tab/><text:tab/><text:tab/><text:tab/>_________________________________________</text:p>
      <text:p text:style-name="P5"><text:tab/><text:tab/>connector.executeStatement(sqlStatement);</text:p>
      <text:p text:style-name="P5"><text:tab/><text:tab/>QueryResult queryResult = connector.getCurrentQueryResult();</text:p>
      <text:p text:style-name="P10"><text:span text:style-name="T5"><text:tab/><text:tab/>String[][] data = queryResult.getData();<text:line-break/></text:span><text:span text:style-name="Absatz-Standardschriftart"><text:span text:style-name="T5"><text:tab/><text:tab/></text:span></text:span><text:span text:style-name="Absatz-Standardschriftart"><text:span text:style-name="T6">for</text:span></text:span><text:span text:style-name="Absatz-Standardschriftart"><text:span text:style-name="T5">(</text:span></text:span><text:span text:style-name="Absatz-Standardschriftart"><text:span text:style-name="T6">______________________________________________</text:span></text:span><text:span text:style-name="Absatz-Standardschriftart"><text:span text:style-name="T5">) {<text:line-break/></text:span></text:span><text:span text:style-name="T5"><text:tab/><text:tab/><text:tab/>String name = __________________________;</text:span></text:p>
      <text:p text:style-name="P9"><text:tab/><text:tab/><text:tab/>String vorname = _________________________________;</text:p>
      <text:p text:style-name="P9"><text:tab/><text:tab/><text:tab/>String klasse = _________________________________;</text:p>
      <text:p text:style-name="P10"><text:span text:style-name="Absatz-Standardschriftart"><text:span text:style-name="T5"><text:tab/><text:tab/><text:tab/>Schueler s = </text:span></text:span><text:span text:style-name="Absatz-Standardschriftart"><text:span text:style-name="T6">_________________________________________</text:span></text:span><text:span text:style-name="Absatz-Standardschriftart"><text:span text:style-name="T5">;<text:line-break/></text:span></text:span><text:span text:style-name="T5"><text:tab/><text:tab/><text:tab/>_____________________________________________;</text:span></text:p>
      <text:p text:style-name="P5"><text:tab/><text:tab/>}</text:p>
      <text:p text:style-name="P4"><text:span text:style-name="Absatz-Standardschriftart"><text:span text:style-name="T5"><text:tab/><text:tab/></text:span></text:span><text:span text:style-name="Absatz-Standardschriftart"><text:span text:style-name="T6">return</text:span></text:span><text:span text:style-name="Absatz-Standardschriftart"><text:span text:style-name="T5"> ergebnis;</text:span></text:span></text:p>
      <text:p text:style-name="P5"><text:tab/>}</text:p>
      <text:p text:style-name="P4"><text:span text:style-name="T5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c81dd" officeooo:paragraph-rsid="000c81dd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Informatik Q1<text:tab/>Datenbanken – Java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/>
    <dc:description/>
    <dc:subject/>
    <meta:initial-creator>Andreas Kaibel</meta:initial-creator>
    <meta:creation-date>2024-12-28T14:03:00Z</meta:creation-date>
    <dc:date>2025-08-19T16:44:41.761000000</dc:date>
    <meta:editing-cycles>4</meta:editing-cycles>
    <meta:editing-duration>PT5M4S</meta:editing-duration>
    <meta:document-statistic meta:table-count="2" meta:image-count="0" meta:object-count="0" meta:page-count="1" meta:paragraph-count="43" meta:word-count="166" meta:character-count="1973" meta:non-whitespace-character-count="1723"/>
    <meta:template xlink:type="simple" xlink:actuate="onRequest" xlink:title="" xlink:href="Normal.dotm"/>
  </office:meta>
</office:document-meta>
</file>